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, 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style:text-autospace="none"/>
      <style:text-properties fo:color="#ff0000" fo:font-size="12pt" fo:font-style="italic" style:font-size-asian="12pt" style:font-style-asian="italic" style:font-size-complex="12pt"/>
    </style:style>
    <style:style style:name="P6" style:family="paragraph" style:parent-style-name="Standard">
      <style:text-properties fo:color="#ff0000" style:font-name="Times New Roman CYR" fo:font-size="14pt" fo:font-style="italic" style:font-size-asian="14pt" style:font-style-asian="italic" style:font-name-complex="Times New Roman CYR" style:font-size-complex="14pt"/>
    </style:style>
    <style:style style:name="P7" style:family="paragraph" style:parent-style-name="Standard">
      <style:text-properties style:font-name="Times New Roman CYR" fo:font-size="14pt" style:font-size-asian="14pt" style:font-name-complex="Times New Roman CYR" style:font-size-complex="14pt"/>
    </style:style>
    <style:style style:name="P8" style:family="paragraph" style:parent-style-name="Standard">
      <style:paragraph-properties fo:margin-left="0cm" fo:margin-right="0cm" fo:text-indent="1.249cm" style:auto-text-indent="false" style:text-autospace="none"/>
      <style:text-properties fo:font-size="14pt" fo:font-weight="bold" style:font-name-asian="Times-Roman" style:font-size-asian="14pt" style:font-weight-asian="bold" style:font-size-complex="13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0cm" fo:margin-right="0cm" fo:text-indent="1.249cm" style:auto-text-indent="false" style:text-autospace="none"/>
    </style:style>
    <style:style style:name="P11" style:family="paragraph" style:parent-style-name="Standard" style:list-style-name="WW8Num1"/>
    <style:style style:name="P12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WW8Num1">
      <style:paragraph-properties style:text-autospace="none"/>
      <style:text-properties fo:font-size="14pt" style:font-name-asian="Times-Roman" style:font-size-asian="14pt" style:font-size-complex="14pt"/>
    </style:style>
    <style:style style:name="P14" style:family="paragraph" style:parent-style-name="Standard" style:list-style-name="WW8Num1">
      <style:paragraph-properties fo:text-align="justify" style:justify-single-word="false"/>
    </style:style>
    <style:style style:name="P15" style:family="paragraph" style:parent-style-name="Standard" style:list-style-name="WW8Num1">
      <style:paragraph-properties fo:text-align="justify" style:justify-single-word="false" style:text-autospace="none"/>
    </style:style>
    <style:style style:name="P16" style:family="paragraph" style:parent-style-name="Основной_20_текст_20_2" style:master-page-name="Standard">
      <style:paragraph-properties style:page-number="auto"/>
    </style:style>
    <style:style style:name="P17" style:family="paragraph" style:parent-style-name="Основной_20_текст_20_2" style:list-style-name="WW8Num1">
      <style:paragraph-properties fo:text-align="justify" style:justify-single-wor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name-asian="Times-Roman" style:font-size-asian="14pt" style:font-weight-asian="bold" style:font-size-complex="14pt"/>
    </style:style>
    <style:style style:name="T3" style:family="text">
      <style:text-properties fo:font-size="14pt" fo:font-weight="bold" style:font-name-asian="Times-Roman" style:font-size-asian="14pt" style:font-weight-asian="bold" style:font-size-complex="14pt" style:font-weight-complex="bold"/>
    </style:style>
    <style:style style:name="T4" style:family="text">
      <style:text-properties fo:font-size="14pt" fo:font-weight="bold" style:font-name-asian="Times-Roman" style:font-size-asian="14pt" style:font-weight-asian="bold" style:font-size-complex="13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ru" fo:country="RU" fo:font-weight="bold" style:font-size-asian="14pt" style:font-weight-asian="bold" style:font-size-complex="14pt"/>
    </style:style>
    <style:style style:name="T9" style:family="text">
      <style:text-properties fo:font-size="14pt" style:font-name-asian="Times-Roman" style:font-size-asian="14pt" style:font-size-complex="14pt"/>
    </style:style>
    <style:style style:name="T10" style:family="text">
      <style:text-properties style:font-name="Times New Roman CYR" fo:font-size="14pt" style:font-size-asian="14pt" style:font-name-complex="Times New Roman CYR" style:font-size-complex="14pt"/>
    </style:style>
    <style:style style:name="T11" style:family="text">
      <style:text-properties officeooo:rsid="0011c8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>РЕЕСТР РАССЫЛКИ АВТОРЕФЕРАТА ДИССЕРТАЦИИ</text:p>
      <text:p text:style-name="P2"/>
      <text:p text:style-name="P4">___Соискателя_И_О___</text:p>
      <text:p text:style-name="P1"><text:span text:style-name="T5"><text:tab/></text:span></text:p>
      <text:p text:style-name="P1"><text:span text:style-name="T5"><text:tab/></text:span><text:span text:style-name="T1">Обязательный список рассылки:</text:span></text:p>
      <text:list xml:id="list1683611523" text:style-name="WW8Num1">
        <text:list-item>
          <text:p text:style-name="P17"><text:span text:style-name="layout"><text:span text:style-name="T8">Ф</text:span></text:span><text:span text:style-name="layout"><text:span text:style-name="T1">едеральный орган исполнительной власти в сфере печати, средств массовой информации и массовых коммуникаций</text:span></text:span><text:span text:style-name="layout"><text:span text:style-name="T8"> </text:span></text:span><text:span text:style-name="layout"><text:span text:style-name="T1">121069, г. Москва, ул. Большая Никитская, д. 50А/5</text:span></text:span><text:span text:style-name="layout"><text:span text:style-name="T8"> – 1экз.</text:span></text:span></text:p>
        </text:list-item>
        <text:list-item>
          <text:p text:style-name="P11"><text:span text:style-name="T5">Российская Государственная библиотека – </text:span><text:span text:style-name="T6">129085 </text:span><text:span text:style-name="layout"><text:span text:style-name="T5">Москва, Звёздный бульвар, дом 17, строение 1, </text:span></text:span><text:span text:style-name="T5">– 9 экз.</text:span></text:p>
        </text:list-item>
        <text:list-item>
          <text:p text:style-name="P12">Российская Национальная библиотека – ул. Садовая, 18, Санкт-Петербург, 191069 – 1 экз.</text:p>
        </text:list-item>
        <text:list-item>
          <text:p text:style-name="P12">Государственная публичная научно-техническая библиотека России – 3-я Хорошевская улица, 17, Москва, 123298 – 1 экз.</text:p>
        </text:list-item>
        <text:list-item>
          <text:p text:style-name="P14"><text:span text:style-name="T9">Всероссийский институт научной и технической информации Российской академии наук (ВИНИТИ РАН) </text:span><text:span text:style-name="T5">– ул. Усиевича, 20, Москва, 125190 – 1 экз.</text:span></text:p>
        </text:list-item>
        <text:list-item>
          <text:p text:style-name="P13">Национальная библиотека Белоруссии - пр. Независимости, д. 116, г. Минск, 220114, Белоруссия – 1 экз.</text:p>
        </text:list-item>
        <text:list-item>
          <text:p text:style-name="P15"><text:span text:style-name="T9">Центральная научная медицинская библиотека Первого московского государственного университета им. И.М. Сеченова Министерства здравоохранения и социального развития Российской Федерации – Нахимовский проспект, д. 49, г. Москва, ГСП-7, 117997 – 1 экз. (</text:span><text:span text:style-name="T2">для работ по медицинским и фармацевтическим наукам</text:span><text:span text:style-name="T9">)</text:span></text:p>
        </text:list-item>
        <text:list-item>
          <text:p text:style-name="P15"><text:span text:style-name="T9">Учреждение Российской академии образования «Научная педагогическая библиотека имени К.Д. Ушинского» – Б. Толмачевский пер., д.3, г. Москва, 109017 – 1 экз. (</text:span><text:span text:style-name="T2">для работ по педагогическим и психологическим наукам</text:span><text:span text:style-name="T9">) </text:span></text:p>
        </text:list-item>
      </text:list>
      <text:p text:style-name="P8"/>
      <text:p text:style-name="P10"><text:span text:style-name="T4">Дополнительный список рассылки </text:span><text:span text:style-name="T3">по каждой научной <text:s/>специальности утверждается диссертационным советом!</text:span></text:p>
      <text:p text:style-name="P9">Автореферат почтой (простым письмом) рассылается согласно обязательному списку рассылки, а также членам диссертационного совета, официальным оппонентам (при необходимости), заинтересованным организациям, ведущим ученым-специалистам и в другие диссертационные советы по профилю диссертации. </text:p>
      <text:p text:style-name="P5"/>
      <text:p text:style-name="P6"/>
      <text:p text:style-name="P7">Ученый секретарь </text:p>
      <text:p text:style-name="Standard"><text:span text:style-name="T10">диссертационного совета <text:s text:c="26"/></text:span><text:span text:style-name="T5"><text:tab/><text:tab/>___Учсекретарь_И_О___</text:span></text:p>
      <text:p text:style-name="P3">(ПЕЧАТЬ ПОЧТЫ РОССИИ С ДАТОЙ РАССЫЛК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, 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line-height="150%" fo:text-align="center" style:justify-single-word="false"/>
      <style:text-properties fo:font-size="14pt" fo:language="none" fo:country="none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2pt" fo:language="none" fo:country="none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2pt" fo:language="none" fo:country="none" fo:font-weight="bold" style:font-size-asian="12pt" style:font-weight-asian="bold"/>
    </style:style>
    <style:style style:name="WW8Num1z0" style:family="text">
      <style:text-properties fo:font-size="14pt" fo:language="ru" fo:country="RU" fo:font-weight="bold" style:font-name-asian="Times-Roman" style:font-family-asian="Times-Roman, Times" style:font-family-generic-asian="roman" style:font-size-asian="14pt" style:font-weight-asian="bold" style:font-size-complex="14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weight="normal" style:font-weight-asian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Подзаголовок_20_Знак" style:display-name="Подзаголовок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layo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979cm" fo:text-indent="-0.979cm" fo:margin-left="0.9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116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11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42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3.694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234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7.50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ПИСОК РАССЫЛКИ</dc:title>
    <dc:subject/>
    <meta:keyword/>
    <meta:initial-creator>Pavlova_N_P</meta:initial-creator>
    <meta:creation-date>2015-11-24T16:36:00</meta:creation-date>
    <dc:date>2025-10-19T23:51:03.695431372</dc:date>
    <meta:print-date>2015-11-13T13:03:00</meta:print-date>
    <meta:editing-cycles>18</meta:editing-cycles>
    <meta:editing-duration>PT13H19M44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7" meta:word-count="218" meta:character-count="1844" meta:non-whitespace-character-count="1602"/>
  </office:meta>
</office:document-meta>
</file>